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61a6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61a6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61a6f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61a6f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088df5" style:font-weight-asian="normal" style:font-weight-complex="normal"/>
    </style:style>
    <style:style style:name="T1" style:family="text">
      <style:text-properties style:font-name="source-code-pro" officeooo:rsid="0016a358"/>
    </style:style>
    <style:style style:name="T2" style:family="text">
      <style:text-properties style:font-name="source-code-pro" officeooo:rsid="001a6693"/>
    </style:style>
    <style:style style:name="T3" style:family="text">
      <style:text-properties style:font-name="source-code-pro" officeooo:rsid="0017ebcc"/>
    </style:style>
    <style:style style:name="T4" style:family="text">
      <style:text-properties style:font-name="source-code-pro" officeooo:rsid="0028f462"/>
    </style:style>
    <style:style style:name="T5" style:family="text">
      <style:text-properties style:font-name="source-code-pro" officeooo:rsid="00014150"/>
    </style:style>
    <style:style style:name="T6" style:family="text">
      <style:text-properties style:font-name="source-code-pro" fo:font-size="10.5pt" officeooo:rsid="0014cdf4"/>
    </style:style>
    <style:style style:name="T7" style:family="text">
      <style:text-properties style:font-name="source-code-pro" officeooo:rsid="0007f2bb"/>
    </style:style>
    <style:style style:name="T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weight-asian="normal" style:font-weight-complex="normal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a6693" style:font-weight-asian="normal" style:font-weight-complex="normal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ebcc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4cdf4" style:font-size-asian="12pt" style:font-size-complex="12pt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6beec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07f2bb"/>
    </style:style>
    <style:style style:name="T3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1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2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3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xport</text:span><text:span text:style-name="T10"> </text:span><text:span text:style-name="T11">WANDB_PROJECT=</text:span><text:span text:style-name="T12">mixed_</text:span><text:span text:style-name="T13">immediately_model_4</text:span></text:p>
      <text:p text:style-name="P3"><text:tab/><text:span text:style-name="T14">python3 </text:span><text:span text:style-name="T15">q</text:span><text:span text:style-name="T14">lora.py \</text:span><text:line-break/><text:tab/><text:span text:style-name="T14">--model_name_or_path /</text:span><text:span text:style-name="T16">merged_models/</text:span><text:span text:style-name="T17">mixed_</text:span><text:span text:style-name="T18">immediately</text:span><text:span text:style-name="T17">_models/mixed_</text:span><text:span text:style-name="T18">immediately</text:span><text:span text:style-name="T19">_model_3</text:span><text:span text:style-name="T20"> </text:span>\</text:p>
      <text:p text:style-name="P4"><text:span text:style-name="T9"><text:tab/>--output_dir ./output/</text:span><text:span text:style-name="T21">mixed_</text:span><text:span text:style-name="T22">immediately</text:span><text:span text:style-name="T21">_models</text:span><text:span text:style-name="T23">/</text:span><text:span text:style-name="T21">mixed_</text:span><text:span text:style-name="T22">immediate</text:span><text:span text:style-name="T21">ly_model_4</text:span><text:span text:style-name="T9">\</text:span><text:line-break/><text:tab/><text:span text:style-name="T9">--logging_steps 10 \</text:span><text:line-break/><text:tab/><text:span text:style-name="T9">--save_strategy steps \</text:span><text:line-break/><text:tab/><text:span text:style-name="T9">--data_seed 42 \</text:span><text:line-break/><text:tab/><text:span text:style-name="T9">--save_steps 500 \</text:span><text:line-break/><text:tab/><text:span text:style-name="T9">--save_total_limit </text:span><text:span text:style-name="T11">2</text:span><text:span text:style-name="T9">0 \</text:span><text:line-break/><text:tab/><text:span text:style-name="T9">--evaluation_strategy steps \</text:span><text:line-break/><text:tab/><text:span text:style-name="T9">--eval_dataset_size </text:span><text:span text:style-name="T24">21600</text:span><text:span text:style-name="T25"> </text:span><text:span text:style-name="T9">\</text:span><text:line-break/><text:tab/><text:span text:style-name="T9">--per_device_eval_batch_size 16 \</text:span><text:line-break/><text:tab/><text:span text:style-name="T9">--max_new_tokens 32 \</text:span><text:line-break/><text:tab/><text:span text:style-name="T9">--dataloader_num_workers 3 \</text:span><text:line-break/><text:tab/><text:span text:style-name="T9">--group_by_length \</text:span><text:line-break/><text:tab/><text:span text:style-name="T9">--logging_strategy steps \</text:span><text:line-break/><text:tab/><text:span text:style-name="T9">--remove_unused_columns False \</text:span><text:line-break/><text:tab/><text:span text:style-name="T9">--do_train </text:span><text:span text:style-name="T11">True</text:span><text:span text:style-name="T9">\</text:span><text:line-break/><text:tab/><text:span text:style-name="T9">--do_eval </text:span><text:span text:style-name="T11">True</text:span><text:span text:style-name="T9">\</text:span><text:line-break/><text:tab/><text:span text:style-name="T9">--do_mmlu_eval False \</text:span><text:line-break/><text:tab/><text:span text:style-name="T9">--lora_r 64 \</text:span><text:line-break/><text:tab/><text:span text:style-name="T9">--lora_alpha 16 \</text:span><text:line-break/><text:tab/><text:span text:style-name="T9">--lora_modules all \</text:span><text:line-break/><text:tab/><text:span text:style-name="T9">--double_quant \</text:span><text:line-break/><text:tab/><text:span text:style-name="T9">--quant_type nf4 </text:span><text:span text:style-name="T26">True </text:span><text:span text:style-name="T9">\</text:span><text:line-break/><text:tab/><text:span text:style-name="T9">--bf16 \</text:span><text:line-break/><text:tab/><text:span text:style-name="T9">--bits 4 \</text:span><text:line-break/><text:tab/><text:span text:style-name="T9">--warmup_ratio 0.03 \</text:span><text:line-break/><text:tab/><text:span text:style-name="T9">--lr_scheduler_type constant \</text:span><text:line-break/><text:tab/><text:span text:style-name="T9">--gradient_checkpointing \</text:span><text:line-break/><text:tab/><text:span text:style-name="T9">--dataset data/</text:span><text:span text:style-name="T12">mixed_</text:span><text:span text:style-name="T13">immediately</text:span><text:span text:style-name="T12">_model_datasets</text:span><text:span text:style-name="T30">/</text:span><text:span text:style-name="T31">mixed_</text:span><text:span text:style-name="T32">immediately_4.jsonl</text:span><text:span text:style-name="T33"> </text:span><text:span text:style-name="T27">\</text:span><text:line-break/><text:tab/><text:span text:style-name="T9">--dataset_format oasst1 \</text:span><text:line-break/><text:soft-page-break/><text:tab/><text:span text:style-name="T9">--source_max_len 16 \</text:span><text:line-break/><text:tab/><text:span text:style-name="T9">--target_max_len 512 \</text:span><text:line-break/><text:tab/><text:span text:style-name="T9">--per_device_train_batch_size 16 \</text:span><text:line-break/><text:tab/><text:span text:style-name="T9">--gradient_accumulation_steps 1 \</text:span><text:line-break/><text:tab/><text:span text:style-name="T9">--max_steps </text:span><text:span text:style-name="T24">5</text:span><text:span text:style-name="T29">5</text:span><text:span text:style-name="T24">00 </text:span><text:span text:style-name="T28">\</text:span><text:line-break/><text:tab/><text:span text:style-name="T9">--eval_steps </text:span><text:span text:style-name="T24">5</text:span><text:span text:style-name="T29">5</text:span><text:span text:style-name="T24">0</text:span><text:span text:style-name="T26"> </text:span><text:span text:style-name="T9">\</text:span><text:line-break/><text:tab/><text:span text:style-name="T9">--learning_rate 0.0002 \</text:span><text:line-break/><text:tab/><text:span text:style-name="T9">--adam_beta2 0.999 \</text:span><text:line-break/><text:tab/><text:span text:style-name="T9">--max_g</text:span></text:p>
      <text:p text:style-name="P4"><text:span text:style-name="T9">rad_norm 0.3 \</text:span><text:line-break/><text:tab/><text:span text:style-name="T9">--lora_dropout 0.1 \</text:span><text:line-break/><text:tab/><text:span text:style-name="T9">--weight_decay 0.0 \</text:span><text:line-break/><text:tab/><text:span text:style-name="T9">--seed 0 \</text:span><text:line-break/><text:tab/><text:span text:style-name="T9">--report_to wandb</text:span></text:p>
      <text:p text:style-name="P1"><text:span text:style-name="T6"/></text:p>
      <text:p text:style-name="P5"><text:span text:style-name="T1">python3 merge_peft_adapters.py --device cpu --base_model_name_or_path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3 </text:span><text:span text:style-name="T1">--peft_model_path</text:span><text:span text:style-name="T5"> </text:span><text:span text:style-name="T1">./output/</text:span><text:span text:style-name="T2">mixed_</text:span><text:span text:style-name="T3">immediately</text:span><text:span text:style-name="T1">_models/</text:span><text:span text:style-name="T2">mixed_</text:span><text:span text:style-name="T3">immediately</text:span><text:span text:style-name="T1">_model_4/checkpoint-</text:span><text:span text:style-name="T7">55</text:span><text:span text:style-name="T2">00</text:span><text:span text:style-name="T1">/adapter_model --output_dir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39:31.204026124</meta:creation-date>
    <dc:date>2023-11-06T08:45:07.345496891</dc:date>
    <meta:editing-duration>PT2M30S</meta:editing-duration>
    <meta:editing-cycles>3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5" meta:word-count="185" meta:character-count="1564" meta:non-whitespace-character-count="1387"/>
  </office:meta>
</office:document-meta>
</file>